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e5f5e0" draw:marker-start-width="0.321cm" draw:marker-end-width="0.321cm" svg:stroke-opacity="100%" draw:fill="solid" draw:fill-color="#e5f5e0" draw:opacity="25%" draw:textarea-horizontal-align="justify" draw:textarea-vertical-align="top" draw:auto-grow-height="false" fo:min-height="8.099cm" fo:min-width="26.90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ee8c8" draw:marker-start-width="0.321cm" draw:marker-end-width="0.321cm" svg:stroke-opacity="100%" draw:fill="solid" draw:fill-color="#fee8c8" draw:opacity="40%" draw:textarea-horizontal-align="justify" draw:textarea-vertical-align="top" draw:auto-grow-height="false" fo:min-height="7.025cm" fo:min-width="26.90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ece7f2" draw:marker-start-width="0.321cm" draw:marker-end-width="0.321cm" svg:stroke-opacity="100%" draw:fill="solid" draw:fill-color="#ece7f2" draw:opacity="40%" draw:textarea-horizontal-align="justify" draw:textarea-vertical-align="top" draw:auto-grow-height="false" fo:min-height="3.8cm" fo:min-width="26.90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dbb84" draw:marker-start-width="0.321cm" draw:marker-end-width="0.321cm" svg:stroke-opacity="25%" draw:fill-color="#e34a33" draw:opacity="25%" draw:textarea-horizontal-align="justify" draw:textarea-vertical-align="middle" draw:auto-grow-height="false" fo:min-height="2.377cm" fo:min-width="6.328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433cm"/>
    </style:style>
    <style:style style:name="gr6" style:family="graphic" style:parent-style-name="standard">
      <style:graphic-properties svg:stroke-width="0.081cm" svg:stroke-color="#fdbb33" draw:marker-start-width="0.321cm" draw:marker-end-width="0.321cm" svg:stroke-opacity="25%" draw:fill-color="#e34a33" draw:opacity="25%" draw:textarea-horizontal-align="justify" draw:textarea-vertical-align="middle" draw:auto-grow-height="false" fo:min-height="2.377cm" fo:min-width="6.328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9cm"/>
    </style:style>
    <style:style style:name="gr8" style:family="graphic" style:parent-style-name="standard">
      <style:graphic-properties svg:stroke-width="0.081cm" svg:stroke-color="#a6bddb" draw:marker-start-width="0.321cm" draw:marker-end-width="0.321cm" svg:stroke-opacity="25%" draw:fill-color="#2b8cbe" draw:opacity="25%" draw:textarea-horizontal-align="justify" draw:textarea-vertical-align="middle" draw:auto-grow-height="false" fo:min-height="2.055cm" fo:min-width="16.23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64cm"/>
    </style:style>
    <style:style style:name="gr10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1" style:family="graphic" style:parent-style-name="standard">
      <style:graphic-properties svg:stroke-width="0.081cm" svg:stroke-color="#999999" draw:marker-start-width="0.321cm" draw:marker-end-width="0.321cm" draw:fill-color="#dddddd" draw:textarea-horizontal-align="justify" draw:textarea-vertical-align="middle" draw:auto-grow-height="false" fo:min-height="0.546cm" fo:min-width="5.725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83cm"/>
    </style:style>
    <style:style style:name="gr13" style:family="graphic" style:parent-style-name="standard">
      <style:graphic-properties draw:stroke="dash" draw:stroke-dash="Dashed_20__28_var_29_" svg:stroke-width="0.053cm" svg:stroke-color="#b2b2b2" draw:marker-start-width="0.279cm" draw:marker-end-width="0.279cm" draw:fill="none" draw:fill-color="#729fcf" draw:textarea-horizontal-align="justify" draw:textarea-vertical-align="middle" draw:auto-grow-height="false" fo:min-height="4.571cm" fo:min-width="6.388cm" fo:padding-top="0.151cm" fo:padding-bottom="0.151cm" fo:padding-left="0.276cm" fo:padding-right="0.276cm"/>
    </style:style>
    <style:style style:name="gr14" style:family="graphic" style:parent-style-name="standard">
      <style:graphic-properties svg:stroke-width="0.081cm" svg:stroke-color="#fdbb33" draw:marker-start-width="0.321cm" draw:marker-end-width="0.321cm" svg:stroke-opacity="25%" draw:fill-color="#e34a33" draw:opacity="25%" draw:textarea-horizontal-align="justify" draw:textarea-vertical-align="middle" draw:auto-grow-height="false" fo:min-height="2.037cm" fo:min-width="6.364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82cm"/>
    </style:style>
    <style:style style:name="gr16" style:family="graphic" style:parent-style-name="standard">
      <style:graphic-properties draw:stroke="dash" draw:stroke-dash="Dashed_20__28_var_29_" svg:stroke-width="0.053cm" svg:stroke-color="#b2b2b2" draw:marker-start-width="0.279cm" draw:marker-end-width="0.279cm" draw:fill="none" draw:fill-color="#729fcf" draw:textarea-horizontal-align="justify" draw:textarea-vertical-align="middle" draw:auto-grow-height="false" fo:min-height="4.504cm" fo:min-width="6.394cm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svg:stroke-color="#999999" draw:marker-start-width="0.321cm" draw:marker-end-width="0.321cm" draw:fill-color="#dddddd" draw:textarea-horizontal-align="justify" draw:textarea-vertical-align="middle" draw:auto-grow-height="false" fo:min-height="0.545cm" fo:min-width="5.725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ed_20__28_var_29_" svg:stroke-width="0.053cm" svg:stroke-color="#b2b2b2" draw:marker-start-width="0.279cm" draw:marker-end-width="0.279cm" draw:fill="none" draw:fill-color="#729fcf" draw:textarea-horizontal-align="justify" draw:textarea-vertical-align="middle" draw:auto-grow-height="false" fo:min-height="6.196cm" fo:min-width="8.879cm" fo:padding-top="0.151cm" fo:padding-bottom="0.151cm" fo:padding-left="0.276cm" fo:padding-right="0.276cm"/>
    </style:style>
    <style:style style:name="gr19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5f5e0" draw:opacity="25%"/>
      <style:paragraph-properties fo:text-align="center"/>
      <style:text-properties style:font-name="Calibri" fo:font-size="13.5pt" fo:font-weight="bold" style:font-weight-asian="bold" style:font-weight-complex="bold"/>
    </style:style>
    <style:style style:name="P3" style:family="paragraph">
      <loext:graphic-properties draw:fill="solid" draw:fill-color="#fee8c8" draw:opacity="40%"/>
      <style:paragraph-properties fo:text-align="center"/>
      <style:text-properties style:font-name="Calibri" fo:font-size="13.5pt" fo:font-weight="bold" style:font-weight-asian="bold" style:font-weight-complex="bold"/>
    </style:style>
    <style:style style:name="P4" style:family="paragraph">
      <loext:graphic-properties draw:fill="solid" draw:fill-color="#ece7f2" draw:opacity="40%"/>
      <style:paragraph-properties fo:text-align="center"/>
      <style:text-properties style:font-name="Calibri" fo:font-size="13.5pt" fo:font-weight="bold" style:font-weight-asian="bold" style:font-weight-complex="bold"/>
    </style:style>
    <style:style style:name="P5" style:family="paragraph">
      <loext:graphic-properties draw:fill-color="#e34a33" draw:opacity="25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 Black" fo:font-size="14pt" fo:font-weight="bold" style:font-weight-asian="bold" style:font-weight-complex="bold"/>
    </style:style>
    <style:style style:name="P7" style:family="paragraph">
      <loext:graphic-properties draw:fill-color="#2b8cbe" draw:opacity="25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alibri"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Arial Black" fo:font-size="14pt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style:font-name="Calibri" fo:font-size="13.5pt" fo:font-weight="bold" style:font-weight-asian="bold" style:font-weight-complex="bold"/>
    </style:style>
    <style:style style:name="T2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alibri" fo:font-size="16pt" style:font-size-asian="16pt" style:font-size-complex="16pt"/>
    </style:style>
    <style:style style:name="T4" style:family="text">
      <style:text-properties style:font-name="Calibri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27.404cm" svg:height="8.349cm" svg:x="0.393cm" svg:y="12.3cm">
          <text:p text:style-name="P1"><text:span text:style-name="T1">NETWORK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404cm" svg:height="7.275cm" svg:x="0.399cm" svg:y="0.375cm">
          <text:p text:style-name="P1"><text:span text:style-name="T1">ADMINISTRATIVE MAPZ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404cm" svg:height="4.05cm" svg:x="0.393cm" svg:y="7.95cm">
          <text:p text:style-name="P1"><text:span text:style-name="T1">FUNCTIONAL MAPZ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4" draw:id="id14">
          <draw:custom-shape draw:style-name="gr4" draw:text-style-name="P5" draw:layer="layout" svg:width="7.2cm" svg:height="2.999cm" svg:x="6.4cm" svg:y="1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6" draw:layer="layout" svg:width="6.624cm" svg:height="2.683cm" svg:x="6.688cm" svg:y="1.496cm">
            <draw:text-box>
              <text:p text:style-name="P1"><text:span text:style-name="T2">Municipality</text:span></text:p>
            </draw:text-box>
          </draw:frame>
        </draw:g>
        <draw:g xml:id="id9" draw:id="id9">
          <draw:custom-shape draw:style-name="gr6" draw:text-style-name="P5" xml:id="id5" draw:id="id5" draw:layer="layout" svg:width="7.2cm" svg:height="2.999cm" svg:x="15.201cm" svg:y="1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xml:id="id1" draw:id="id1" draw:layer="layout" svg:width="6.624cm" svg:height="0.941cm" svg:x="15.489cm" svg:y="1.55cm">
            <draw:text-box>
              <text:p text:style-name="P1"><text:span text:style-name="T2">Macroexploitation</text:span></text:p>
            </draw:text-box>
          </draw:frame>
          <draw:frame draw:style-name="gr7" draw:text-style-name="P6" xml:id="id2" draw:id="id2" draw:layer="layout" svg:width="6.624cm" svg:height="0.941cm" svg:x="15.489cm" svg:y="3.229cm">
            <draw:text-box>
              <text:p text:style-name="P1"><text:span text:style-name="T2">Exploitation</text:span></text:p>
            </draw:text-box>
          </draw:frame>
        </draw:g>
        <draw:g xml:id="id12" draw:id="id12">
          <draw:custom-shape draw:style-name="gr8" draw:text-style-name="P7" draw:layer="layout" svg:width="17.066cm" svg:height="2.641cm" svg:x="5.733cm" svg:y="8.9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8" xml:id="id3" draw:id="id3" draw:layer="layout" svg:width="15.704cm" svg:height="0.941cm" svg:x="6.414cm" svg:y="9.072cm">
            <draw:text-box>
              <text:p text:style-name="P1"><text:span text:style-name="T3">Macrosector</text:span></text:p>
            </draw:text-box>
          </draw:frame>
          <draw:frame draw:style-name="gr9" draw:text-style-name="P9" xml:id="id4" draw:id="id4" draw:layer="layout" svg:width="15.704cm" svg:height="0.941cm" svg:x="6.414cm" svg:y="10.604cm">
            <draw:text-box>
              <text:p text:style-name="P1"><text:span text:style-name="T2">Sector</text:span></text:p>
            </draw:text-box>
          </draw:frame>
        </draw:g>
        <draw:connector draw:style-name="gr10" draw:text-style-name="P10" draw:layer="layout" svg:x1="18.801cm" svg:y1="2.491cm" svg:x2="18.801cm" svg:y2="3.229cm" draw:start-shape="id1" draw:start-glue-point="2" draw:end-shape="id2" draw:end-glue-point="0" svg:d="M18801 2491v738" svg:viewBox="0 0 1 739">
          <text:p/>
        </draw:connector>
        <draw:connector draw:style-name="gr10" draw:text-style-name="P10" draw:layer="layout" svg:x1="14.266cm" svg:y1="10.013cm" svg:x2="14.266cm" svg:y2="10.604cm" draw:start-shape="id3" draw:start-glue-point="2" draw:end-shape="id4" draw:end-glue-point="0" svg:d="M14266 10013v591" svg:viewBox="0 0 1 592">
          <text:p/>
        </draw:connector>
        <draw:g xml:id="id6" draw:id="id6">
          <draw:g>
            <draw:custom-shape draw:style-name="gr11" draw:text-style-name="P11" draw:layer="layout" svg:width="6.399cm" svg:height="0.97cm" svg:x="15.066cm" svg:y="13.87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5.887cm" svg:height="0.941cm" svg:x="15.322cm" svg:y="13.908cm">
              <draw:text-box>
                <text:p text:style-name="P1"><text:span text:style-name="T4">Psector</text:span></text:p>
              </draw:text-box>
            </draw:frame>
          </draw:g>
          <draw:g>
            <draw:custom-shape draw:style-name="gr11" draw:text-style-name="P11" draw:layer="layout" svg:width="6.399cm" svg:height="0.97cm" svg:x="15.066cm" svg:y="15.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5.887cm" svg:height="0.941cm" svg:x="15.322cm" svg:y="15.183cm">
              <draw:text-box>
                <text:p text:style-name="P1"><text:span text:style-name="T4">Link</text:span></text:p>
              </draw:text-box>
            </draw:frame>
          </draw:g>
          <draw:g>
            <draw:custom-shape draw:style-name="gr11" draw:text-style-name="P11" draw:layer="layout" svg:width="6.399cm" svg:height="0.97cm" svg:x="15.066cm" svg:y="16.4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5.887cm" svg:height="0.941cm" svg:x="15.322cm" svg:y="16.458cm">
              <draw:text-box>
                <text:p text:style-name="P1"><text:span text:style-name="T4">Element</text:span></text:p>
              </draw:text-box>
            </draw:frame>
          </draw:g>
          <draw:g>
            <draw:custom-shape draw:style-name="gr11" draw:text-style-name="P11" draw:layer="layout" svg:width="6.399cm" svg:height="0.97cm" svg:x="15.066cm" svg:y="17.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5.887cm" svg:height="0.941cm" svg:x="15.322cm" svg:y="17.733cm">
              <draw:text-box>
                <text:p text:style-name="P1"><text:span text:style-name="T4">Dimensions</text:span></text:p>
              </draw:text-box>
            </draw:frame>
          </draw:g>
          <draw:custom-shape draw:style-name="gr13" draw:text-style-name="P13" draw:layer="layout" svg:width="7.466cm" svg:height="5.399cm" svg:x="14.534cm" svg:y="13.5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0" draw:layer="layout" draw:line-skew="2.857cm" svg:x1="22.401cm" svg:y1="2.8cm" svg:x2="22cm" svg:y2="16.275cm" draw:start-shape="id5" draw:start-glue-point="1" draw:end-shape="id6" svg:d="M22401 2800h3399v13475h-3800" svg:viewBox="0 0 3801 13476">
          <text:p/>
        </draw:connector>
        <draw:g xml:id="id10" draw:id="id10">
          <draw:custom-shape draw:style-name="gr14" draw:text-style-name="P5" draw:layer="layout" svg:width="7.2cm" svg:height="2.623cm" svg:x="10.669cm" svg:y="4.7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6" xml:id="id7" draw:id="id7" draw:layer="layout" svg:width="6.624cm" svg:height="0.941cm" svg:x="10.957cm" svg:y="4.797cm">
            <draw:text-box>
              <text:p text:style-name="P1"><text:span text:style-name="T4">Macrodma</text:span></text:p>
            </draw:text-box>
          </draw:frame>
          <draw:frame draw:style-name="gr9" draw:text-style-name="P6" xml:id="id8" draw:id="id8" draw:layer="layout" svg:width="6.624cm" svg:height="0.941cm" svg:x="10.957cm" svg:y="6.359cm">
            <draw:text-box>
              <text:p text:style-name="P1"><text:span text:style-name="T2">Dma</text:span></text:p>
            </draw:text-box>
          </draw:frame>
        </draw:g>
        <draw:g xml:id="id11" draw:id="id11">
          <draw:g>
            <draw:custom-shape draw:style-name="gr11" draw:text-style-name="P11" draw:layer="layout" svg:width="6.399cm" svg:height="0.97cm" svg:x="5.866cm" svg:y="13.87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12" draw:layer="layout" svg:width="5.887cm" svg:height="0.941cm" svg:x="6.122cm" svg:y="13.909cm">
              <draw:text-box>
                <text:p text:style-name="P1"><text:span text:style-name="T4">Node</text:span></text:p>
              </draw:text-box>
            </draw:frame>
          </draw:g>
          <draw:g>
            <draw:custom-shape draw:style-name="gr11" draw:text-style-name="P11" draw:layer="layout" svg:width="6.399cm" svg:height="0.97cm" svg:x="5.866cm" svg:y="15.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12" draw:layer="layout" svg:width="5.887cm" svg:height="0.941cm" svg:x="6.122cm" svg:y="15.184cm">
              <draw:text-box>
                <text:p text:style-name="P1"><text:span text:style-name="T4">Arc</text:span></text:p>
              </draw:text-box>
            </draw:frame>
          </draw:g>
          <draw:g>
            <draw:custom-shape draw:style-name="gr11" draw:text-style-name="P11" draw:layer="layout" svg:width="6.399cm" svg:height="0.97cm" svg:x="5.866cm" svg:y="16.4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12" draw:layer="layout" svg:width="5.887cm" svg:height="0.941cm" svg:x="6.122cm" svg:y="16.459cm">
              <draw:text-box>
                <text:p text:style-name="P1"><text:span text:style-name="T4">Connec</text:span></text:p>
              </draw:text-box>
            </draw:frame>
          </draw:g>
          <draw:custom-shape draw:style-name="gr16" draw:text-style-name="P13" draw:layer="layout" svg:width="7.466cm" svg:height="5.326cm" svg:x="5.334cm" svg:y="13.5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11" draw:layer="layout" svg:width="6.399cm" svg:height="0.97cm" svg:x="5.866cm" svg:y="17.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12" draw:layer="layout" svg:width="5.887cm" svg:height="0.941cm" svg:x="6.122cm" svg:y="17.734cm">
              <draw:text-box>
                <text:p text:style-name="P1"><text:span text:style-name="T4">Gully</text:span></text:p>
              </draw:text-box>
            </draw:frame>
          </draw:g>
        </draw:g>
        <draw:g>
          <draw:custom-shape draw:style-name="gr17" draw:text-style-name="P11" draw:layer="layout" svg:width="6.399cm" svg:height="0.969cm" svg:x="5.866cm" svg:y="19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5.887cm" svg:height="0.941cm" svg:x="6.122cm" svg:y="19.233cm">
            <draw:text-box>
              <text:p text:style-name="P1"><text:span text:style-name="T4">Subcatchment</text:span></text:p>
            </draw:text-box>
          </draw:frame>
        </draw:g>
        <draw:custom-shape draw:style-name="gr18" draw:text-style-name="P13" xml:id="id13" draw:id="id13" draw:layer="layout" svg:width="10.133cm" svg:height="7.2cm" svg:x="4cm" svg:y="13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svg:x1="14.269cm" svg:y1="5.738cm" svg:x2="14.269cm" svg:y2="6.359cm" draw:start-shape="id7" draw:start-glue-point="2" draw:end-shape="id8" draw:end-glue-point="0" svg:d="M14269 5738v621" svg:viewBox="0 0 1 622">
          <text:p/>
        </draw:connector>
        <draw:connector draw:style-name="gr10" draw:text-style-name="P10" draw:layer="layout" svg:x1="18.801cm" svg:y1="4.3cm" svg:x2="17.869cm" svg:y2="6.037cm" draw:start-shape="id9" draw:start-glue-point="2" draw:end-shape="id10" draw:end-glue-point="1" svg:d="M18801 4300v1737h-932" svg:viewBox="0 0 933 1738">
          <text:p/>
        </draw:connector>
        <draw:connector draw:style-name="gr10" draw:text-style-name="P10" draw:layer="layout" draw:line-skew="-1.073cm" svg:x1="10.669cm" svg:y1="6.037cm" svg:x2="5.334cm" svg:y2="16.238cm" draw:start-shape="id10" draw:start-glue-point="3" draw:end-shape="id11" draw:end-glue-point="3" svg:d="M10669 6037h-6935v10201h1600" svg:viewBox="0 0 6936 10202">
          <text:p/>
        </draw:connector>
        <draw:connector draw:style-name="gr10" draw:text-style-name="P10" draw:layer="layout" draw:line-skew="-0.345cm" svg:x1="14.266cm" svg:y1="11.603cm" svg:x2="9.066cm" svg:y2="13.349cm" draw:start-shape="id12" draw:start-glue-point="2" draw:end-shape="id13" svg:d="M14266 11603v535h-5200v1211" svg:viewBox="0 0 5201 1747">
          <text:p/>
        </draw:connector>
        <draw:connector draw:style-name="gr10" draw:text-style-name="P10" draw:layer="layout" draw:line-skew="-2.073cm" svg:x1="6.4cm" svg:y1="2.799cm" svg:x2="5.334cm" svg:y2="16.238cm" draw:start-shape="id14" draw:start-glue-point="3" draw:end-shape="id11" draw:end-glue-point="3" svg:d="M6400 2799h-3666v13439h2600" svg:viewBox="0 0 3667 13440">
          <text:p/>
        </draw:connector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cm" fo:margin-bottom="0cm" fo:text-indent="0cm"/>
      <style:text-properties fo:font-size="37.4000015258789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2cm" svg:height="3.506cm" svg:x="1.396cm" svg:y="0.838cm" presentation:class="title" presentation:placeholder="true">
        <draw:text-box/>
      </draw:frame>
      <draw:frame presentation:style-name="Predeterminado-outline1" draw:layer="backgroundobjects" svg:width="25.2cm" svg:height="12.179cm" svg:x="1.396cm" svg:y="4.911cm" presentation:class="outline" presentation:placeholder="true">
        <draw:text-box/>
      </draw:frame>
      <draw:frame presentation:style-name="Mpr1" draw:text-style-name="MP2" draw:layer="backgroundobjects" svg:width="6.524cm" svg:height="1.448cm" svg:x="1.396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448cm" svg:x="9.572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448cm" svg:x="20.072cm" svg:y="19.12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5:30:31.809000000</meta:creation-date>
    <dc:date>2020-11-10T13:15:00.575000000</dc:date>
    <meta:editing-duration>PT1H52M59S</meta:editing-duration>
    <meta:editing-cycles>9</meta:editing-cycles>
    <meta:generator>LibreOffice/5.2.5.1$Windows_x86 LibreOffice_project/0312e1a284a7d50ca85a365c316c7abbf20a4d22</meta:generator>
    <meta:document-statistic meta:object-count="81"/>
  </office:meta>
</office:document-meta>
</file>